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start="Square_20_45" draw:marker-end="Square_20_45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1.41cm" style:use-optimal-column-width="false"/>
    </style:style>
    <style:style style:name="co2" style:family="table-column">
      <style:table-column-properties style:column-width="4.9cm" style:use-optimal-column-width="false"/>
    </style:style>
    <style:style style:name="co3" style:family="table-column">
      <style:table-column-properties style:column-width="12.69cm" style:use-optimal-column-width="false"/>
    </style:style>
    <style:style style:name="ro1" style:family="table-row">
      <style:table-row-properties style:row-height="1.27cm"/>
    </style:style>
    <style:style style:name="ro2" style:family="table-row">
      <style:table-row-properties style:row-height="1.269cm"/>
    </style:style>
    <style:style style:name="ce1" style:family="table-cell">
      <style:graphic-properties draw:fill="solid" draw:fill-color="#dddddd" style:repeat="repeat" draw:textarea-vertical-align="middle" fo:padding-top="0.1cm" fo:padding-bottom="0.1cm" fo:padding-left="0.1cm" fo:padding-right="0.1cm"/>
      <style:paragraph-properties fo:text-align="center" fo:border="0.001cm solid #000000" style:text-autospace="none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="solid" draw:fill-color="#dddddd" style:repeat="repeat" draw:textarea-vertical-align="middle" fo:padding-top="0.1cm" fo:padding-bottom="0.1cm" fo:padding-left="0.1cm" fo:padding-right="0.1cm"/>
      <style:paragraph-properties fo:border="0.001cm solid #000000" style:text-autospace="none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 style:text-autospace="none"/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9cm" svg:height="2cm" svg:x="1.1cm" svg:y="1.1cm">
          <text:p/>
        </draw:rect>
        <draw:rect draw:style-name="gr2" draw:text-style-name="P1" draw:layer="layout" svg:width="9cm" svg:height="6cm" svg:x="1.1cm" svg:y="3.2cm">
          <text:p text:style-name="P1">Attributs</text:p>
        </draw:rect>
        <draw:rect draw:style-name="gr2" draw:text-style-name="P1" draw:layer="layout" svg:width="9.7cm" svg:height="8.1cm" svg:x="10.2cm" svg:y="1.1cm">
          <text:p text:style-name="P1">Caractéristiques</text:p>
        </draw:rect>
        <draw:rect draw:style-name="gr2" draw:text-style-name="P1" draw:layer="layout" svg:width="9cm" svg:height="11.6cm" svg:x="1.1cm" svg:y="9.3cm">
          <text:p text:style-name="P1">Compétences</text:p>
        </draw:rect>
        <draw:rect draw:style-name="gr2" draw:text-style-name="P1" draw:layer="layout" svg:width="9.7cm" svg:height="11.6cm" svg:x="10.2cm" svg:y="9.3cm">
          <text:p text:style-name="P1">Capacités</text:p>
        </draw:rect>
        <draw:rect draw:style-name="gr2" draw:text-style-name="P1" draw:layer="layout" svg:width="18.8cm" svg:height="7.6cm" svg:x="1.1cm" svg:y="21cm">
          <text:p text:style-name="P1">Équipements</text:p>
        </draw:rect>
        <draw:line draw:style-name="gr3" draw:text-style-name="P1" draw:layer="layout" svg:x1="1.4cm" svg:y1="2.7cm" svg:x2="9.7cm" svg:y2="2.7cm">
          <text:p/>
        </draw:line>
        <draw:line draw:style-name="gr3" draw:text-style-name="P1" draw:layer="layout" svg:x1="9.7cm" svg:y1="2.7cm" svg:x2="1.4cm" svg:y2="2.7cm">
          <text:p/>
        </draw:line>
      </draw:page>
      <draw:page draw:name="page2" draw:style-name="dp1" draw:master-page-name="Standard">
        <draw:rect draw:style-name="gr1" draw:text-style-name="P2" draw:layer="layout" svg:width="18.6cm" svg:height="2cm" svg:x="1.2cm" svg:y="1.2cm">
          <text:p/>
        </draw:rect>
        <draw:frame draw:style-name="standard" draw:layer="layout" svg:width="18.999cm" svg:height="25.398cm" svg:x="1cm" svg:y="3.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Crâne</text:p>
              </table:table-cell>
              <table:table-cell table:style-name="ce2"/>
            </table:table-row>
            <table:table-row table:style-name="ro1" table:default-cell-style-name="ce1">
              <table:table-cell>
                <text:p text:style-name="P3">2</text:p>
              </table:table-cell>
              <table:table-cell>
                <text:p text:style-name="P3">Yeux</text:p>
              </table:table-cell>
              <table:table-cell table:style-name="ce2"/>
            </table:table-row>
            <table:table-row table:style-name="ro1" table:default-cell-style-name="ce1">
              <table:table-cell>
                <text:p text:style-name="P3">3</text:p>
              </table:table-cell>
              <table:table-cell>
                <text:p text:style-name="P3">Mâchoire</text:p>
              </table:table-cell>
              <table:table-cell table:style-name="ce2"/>
            </table:table-row>
            <table:table-row table:style-name="ro1" table:default-cell-style-name="ce1">
              <table:table-cell>
                <text:p text:style-name="P3">4</text:p>
              </table:table-cell>
              <table:table-cell>
                <text:p text:style-name="P3">Cou</text:p>
              </table:table-cell>
              <table:table-cell table:style-name="ce2"/>
            </table:table-row>
            <table:table-row table:style-name="ro1" table:default-cell-style-name="ce1">
              <table:table-cell>
                <text:p text:style-name="P3">5</text:p>
              </table:table-cell>
              <table:table-cell>
                <text:p text:style-name="P3">Epaule</text:p>
              </table:table-cell>
              <table:table-cell table:style-name="ce2"/>
            </table:table-row>
            <table:table-row table:style-name="ro1" table:default-cell-style-name="ce1">
              <table:table-cell>
                <text:p text:style-name="P3">6</text:p>
              </table:table-cell>
              <table:table-cell>
                <text:p text:style-name="P3">Bras</text:p>
              </table:table-cell>
              <table:table-cell table:style-name="ce2"/>
            </table:table-row>
            <table:table-row table:style-name="ro1" table:default-cell-style-name="ce1">
              <table:table-cell>
                <text:p text:style-name="P3">7</text:p>
              </table:table-cell>
              <table:table-cell>
                <text:p text:style-name="P3">Coude</text:p>
              </table:table-cell>
              <table:table-cell table:style-name="ce2"/>
            </table:table-row>
            <table:table-row table:style-name="ro1" table:default-cell-style-name="ce1">
              <table:table-cell>
                <text:p text:style-name="P3">8</text:p>
              </table:table-cell>
              <table:table-cell>
                <text:p text:style-name="P3">Av bras</text:p>
              </table:table-cell>
              <table:table-cell table:style-name="ce2"/>
            </table:table-row>
            <table:table-row table:style-name="ro1" table:default-cell-style-name="ce1">
              <table:table-cell>
                <text:p text:style-name="P3">9</text:p>
              </table:table-cell>
              <table:table-cell>
                <text:p text:style-name="P3">Poignet</text:p>
              </table:table-cell>
              <table:table-cell table:style-name="ce2"/>
            </table:table-row>
            <table:table-row table:style-name="ro1" table:default-cell-style-name="ce1">
              <table:table-cell>
                <text:p text:style-name="P3">10</text:p>
              </table:table-cell>
              <table:table-cell>
                <text:p text:style-name="P3">Main</text:p>
              </table:table-cell>
              <table:table-cell table:style-name="ce2"/>
            </table:table-row>
            <table:table-row table:style-name="ro1" table:default-cell-style-name="ce1">
              <table:table-cell>
                <text:p text:style-name="P3">11</text:p>
              </table:table-cell>
              <table:table-cell>
                <text:p text:style-name="P3">Torse Haut</text:p>
              </table:table-cell>
              <table:table-cell table:style-name="ce2"/>
            </table:table-row>
            <table:table-row table:style-name="ro1" table:default-cell-style-name="ce1">
              <table:table-cell>
                <text:p text:style-name="P3">12</text:p>
              </table:table-cell>
              <table:table-cell>
                <text:p text:style-name="P3">Torse Médian</text:p>
              </table:table-cell>
              <table:table-cell table:style-name="ce2"/>
            </table:table-row>
            <table:table-row table:style-name="ro1" table:default-cell-style-name="ce1">
              <table:table-cell>
                <text:p text:style-name="P3">13</text:p>
              </table:table-cell>
              <table:table-cell>
                <text:p text:style-name="P3">Torse Bas</text:p>
              </table:table-cell>
              <table:table-cell table:style-name="ce2"/>
            </table:table-row>
            <table:table-row table:style-name="ro1" table:default-cell-style-name="ce1">
              <table:table-cell>
                <text:p text:style-name="P3">14</text:p>
              </table:table-cell>
              <table:table-cell>
                <text:p text:style-name="P3">Bassin</text:p>
              </table:table-cell>
              <table:table-cell table:style-name="ce2"/>
            </table:table-row>
            <table:table-row table:style-name="ro1" table:default-cell-style-name="ce1">
              <table:table-cell>
                <text:p text:style-name="P3">15</text:p>
              </table:table-cell>
              <table:table-cell>
                <text:p text:style-name="P3">Hanche</text:p>
              </table:table-cell>
              <table:table-cell table:style-name="ce2"/>
            </table:table-row>
            <table:table-row table:style-name="ro1" table:default-cell-style-name="ce1">
              <table:table-cell>
                <text:p text:style-name="P3">16</text:p>
              </table:table-cell>
              <table:table-cell>
                <text:p text:style-name="P3">Cuisse</text:p>
              </table:table-cell>
              <table:table-cell table:style-name="ce2"/>
            </table:table-row>
            <table:table-row table:style-name="ro1" table:default-cell-style-name="ce1">
              <table:table-cell>
                <text:p text:style-name="P3">17</text:p>
              </table:table-cell>
              <table:table-cell>
                <text:p text:style-name="P3">Genou</text:p>
              </table:table-cell>
              <table:table-cell table:style-name="ce2"/>
            </table:table-row>
            <table:table-row table:style-name="ro1" table:default-cell-style-name="ce1">
              <table:table-cell>
                <text:p text:style-name="P3">18</text:p>
              </table:table-cell>
              <table:table-cell>
                <text:p text:style-name="P3">Tibia / Mollet</text:p>
              </table:table-cell>
              <table:table-cell table:style-name="ce2"/>
            </table:table-row>
            <table:table-row table:style-name="ro1" table:default-cell-style-name="ce1">
              <table:table-cell>
                <text:p text:style-name="P3">19</text:p>
              </table:table-cell>
              <table:table-cell>
                <text:p text:style-name="P3">Cheville</text:p>
              </table:table-cell>
              <table:table-cell table:style-name="ce2"/>
            </table:table-row>
            <table:table-row table:style-name="ro2" table:default-cell-style-name="ce1">
              <table:table-cell>
                <text:p text:style-name="P3">20</text:p>
              </table:table-cell>
              <table:table-cell>
                <text:p text:style-name="P3">Pied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line draw:style-name="gr4" draw:text-style-name="P1" draw:layer="layout" svg:x1="1cm" svg:y1="4.6cm" svg:x2="20cm" svg:y2="4.6cm">
          <text:p/>
        </draw:line>
        <draw:line draw:style-name="gr4" draw:text-style-name="P1" draw:layer="layout" svg:x1="1cm" svg:y1="5.8cm" svg:x2="20cm" svg:y2="5.8cm">
          <text:p/>
        </draw:line>
        <draw:line draw:style-name="gr4" draw:text-style-name="P1" draw:layer="layout" svg:x1="1cm" svg:y1="3.3cm" svg:x2="20cm" svg:y2="3.3cm">
          <text:p/>
        </draw:line>
        <draw:line draw:style-name="gr4" draw:text-style-name="P1" draw:layer="layout" svg:x1="20cm" svg:y1="3.3cm" svg:x2="20cm" svg:y2="28.7cm">
          <text:p/>
        </draw:line>
        <draw:line draw:style-name="gr4" draw:text-style-name="P1" draw:layer="layout" svg:x1="7.3cm" svg:y1="3.3cm" svg:x2="7.3cm" svg:y2="28.7cm">
          <text:p/>
        </draw:line>
        <draw:line draw:style-name="gr4" draw:text-style-name="P1" draw:layer="layout" svg:x1="2.4cm" svg:y1="3.3cm" svg:x2="2.4cm" svg:y2="28.7cm">
          <text:p/>
        </draw:line>
        <draw:line draw:style-name="gr4" draw:text-style-name="P1" draw:layer="layout" svg:x1="1cm" svg:y1="3.3cm" svg:x2="1cm" svg:y2="28.7cm">
          <text:p/>
        </draw:line>
        <draw:line draw:style-name="gr4" draw:text-style-name="P1" draw:layer="layout" svg:x1="1cm" svg:y1="7.1cm" svg:x2="20cm" svg:y2="7.1cm">
          <text:p/>
        </draw:line>
        <draw:line draw:style-name="gr4" draw:text-style-name="P1" draw:layer="layout" svg:x1="1cm" svg:y1="8.4cm" svg:x2="20cm" svg:y2="8.4cm">
          <text:p/>
        </draw:line>
        <draw:line draw:style-name="gr4" draw:text-style-name="P1" draw:layer="layout" svg:x1="1cm" svg:y1="9.7cm" svg:x2="20cm" svg:y2="9.7cm">
          <text:p/>
        </draw:line>
        <draw:line draw:style-name="gr4" draw:text-style-name="P1" draw:layer="layout" svg:x1="1cm" svg:y1="10.9cm" svg:x2="20cm" svg:y2="10.9cm">
          <text:p/>
        </draw:line>
        <draw:line draw:style-name="gr4" draw:text-style-name="P1" draw:layer="layout" svg:x1="1cm" svg:y1="12.2cm" svg:x2="20cm" svg:y2="12.2cm">
          <text:p/>
        </draw:line>
        <draw:line draw:style-name="gr4" draw:text-style-name="P1" draw:layer="layout" svg:x1="1cm" svg:y1="13.5cm" svg:x2="20cm" svg:y2="13.5cm">
          <text:p/>
        </draw:line>
        <draw:line draw:style-name="gr4" draw:text-style-name="P1" draw:layer="layout" svg:x1="1cm" svg:y1="14.7cm" svg:x2="20cm" svg:y2="14.7cm">
          <text:p/>
        </draw:line>
        <draw:line draw:style-name="gr4" draw:text-style-name="P1" draw:layer="layout" svg:x1="1cm" svg:y1="16cm" svg:x2="20cm" svg:y2="16cm">
          <text:p/>
        </draw:line>
        <draw:line draw:style-name="gr4" draw:text-style-name="P1" draw:layer="layout" svg:x1="1cm" svg:y1="17.3cm" svg:x2="20cm" svg:y2="17.3cm">
          <text:p/>
        </draw:line>
        <draw:line draw:style-name="gr4" draw:text-style-name="P1" draw:layer="layout" svg:x1="1cm" svg:y1="18.5cm" svg:x2="20cm" svg:y2="18.5cm">
          <text:p/>
        </draw:line>
        <draw:line draw:style-name="gr4" draw:text-style-name="P1" draw:layer="layout" svg:x1="1cm" svg:y1="19.8cm" svg:x2="20cm" svg:y2="19.8cm">
          <text:p/>
        </draw:line>
        <draw:line draw:style-name="gr4" draw:text-style-name="P1" draw:layer="layout" svg:x1="1cm" svg:y1="21.1cm" svg:x2="20cm" svg:y2="21.1cm">
          <text:p/>
        </draw:line>
        <draw:line draw:style-name="gr4" draw:text-style-name="P1" draw:layer="layout" svg:x1="1cm" svg:y1="22.3cm" svg:x2="20cm" svg:y2="22.3cm">
          <text:p/>
        </draw:line>
        <draw:line draw:style-name="gr4" draw:text-style-name="P1" draw:layer="layout" svg:x1="1cm" svg:y1="23.6cm" svg:x2="20cm" svg:y2="23.6cm">
          <text:p/>
        </draw:line>
        <draw:line draw:style-name="gr4" draw:text-style-name="P1" draw:layer="layout" svg:x1="1cm" svg:y1="24.9cm" svg:x2="20cm" svg:y2="24.9cm">
          <text:p/>
        </draw:line>
        <draw:line draw:style-name="gr4" draw:text-style-name="P1" draw:layer="layout" svg:x1="1cm" svg:y1="26.2cm" svg:x2="20cm" svg:y2="26.2cm">
          <text:p/>
        </draw:line>
        <draw:line draw:style-name="gr4" draw:text-style-name="P1" draw:layer="layout" svg:x1="1cm" svg:y1="27.4cm" svg:x2="20cm" svg:y2="27.4cm">
          <text:p/>
        </draw:line>
        <draw:line draw:style-name="gr4" draw:text-style-name="P1" draw:layer="layout" svg:x1="1cm" svg:y1="28.7cm" svg:x2="20cm" svg:y2="28.7cm">
          <text:p/>
        </draw:line>
        <draw:line draw:style-name="gr3" draw:text-style-name="P1" draw:layer="layout" svg:x1="1.7cm" svg:y1="2.8cm" svg:x2="19.3cm" svg:y2="2.8cm">
          <text:p/>
        </draw:line>
        <draw:line draw:style-name="gr3" draw:text-style-name="P1" draw:layer="layout" svg:x1="19.3cm" svg:y1="2.8cm" svg:x2="1.7cm" svg:y2="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l564 567 567-567-567-564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ibault Martin-Teyssier</meta:initial-creator>
    <meta:creation-date>2018-12-02T11:52:36.57</meta:creation-date>
    <dc:date>2018-12-02T12:24:20.01</dc:date>
    <dc:creator>Thibault Martin-Teyssier</dc:creator>
    <meta:editing-duration>PT31M40S</meta:editing-duration>
    <meta:editing-cycles>10</meta:editing-cycles>
    <meta:generator>OpenOffice/4.1.6$Win32 OpenOffice.org_project/416m1$Build-9790</meta:generator>
    <meta:document-statistic meta:object-count="37"/>
  </office:meta>
</office:document-meta>
</file>